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7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5.871" calcext:value-type="float">
            <text:p>35.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25.127" calcext:value-type="float">
            <text:p>325.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.167" calcext:value-type="float">
            <text:p>1.1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921" calcext:value-type="float">
            <text:p>3.9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61,0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.194" calcext:value-type="float">
            <text:p>6.1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3,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657" calcext:value-type="float">
            <text:p>3.65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5.658" calcext:value-type="float">
            <text:p>15.658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.248" calcext:value-type="float">
            <text:p>11.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.652" calcext:value-type="float">
            <text:p>10.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.603" calcext:value-type="float">
            <text:p>10.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481" calcext:value-type="float">
            <text:p>4.481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9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.644" calcext:value-type="float">
            <text:p>8.64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,6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1.161" calcext:value-type="float">
            <text:p>31.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813" calcext:value-type="float">
            <text:p>1.8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5.331" calcext:value-type="float">
            <text:p>15.33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03.657" calcext:value-type="float">
            <text:p>203.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7.924" calcext:value-type="float">
            <text:p>17.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.429" calcext:value-type="float">
            <text:p>3.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274.196" calcext:value-type="float">
            <text:p>274.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.813" calcext:value-type="float">
            <text:p>2.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.346" calcext:value-type="float">
            <text:p>1.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31.005" calcext:value-type="float">
            <text:p>31.005</text:p>
          </table:table-cell>
          <table:table-cell/>
          <table:table-cell office:value-type="float" office:value="1.487" calcext:value-type="float">
            <text:p>1.48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991.134" calcext:value-type="float">
            <text:p>991.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33</meta:creation-date>
    <dc:date>2018-09-01T10:09:33</dc:date>
    <meta:generator>LibreOffice/5.1.6.2$Linux_X86_64 LibreOffice_project/10m0$Build-2</meta:generator>
    <meta:document-statistic meta:table-count="1" meta:cell-count="30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